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4.11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93.94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40.56pt"/>
    </style:style>
    <style:style style:name="co7" style:family="table-column">
      <style:table-column-properties fo:break-before="auto" style:column-width="38.41pt"/>
    </style:style>
    <style:style style:name="co8" style:family="table-column">
      <style:table-column-properties fo:break-before="auto" style:column-width="68.29pt"/>
    </style:style>
    <style:style style:name="co9" style:family="table-column">
      <style:table-column-properties fo:break-before="auto" style:column-width="41.24pt"/>
    </style:style>
    <style:style style:name="co10" style:family="table-column">
      <style:table-column-properties fo:break-before="auto" style:column-width="72.6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126.06pt"/>
    </style:style>
    <style:style style:name="co13" style:family="table-column">
      <style:table-column-properties fo:break-before="auto" style:column-width="128.86pt"/>
    </style:style>
    <style:style style:name="co14" style:family="table-column">
      <style:table-column-properties fo:break-before="auto" style:column-width="104.66pt"/>
    </style:style>
    <style:style style:name="co15" style:family="table-column">
      <style:table-column-properties fo:break-before="auto" style:column-width="35.55pt"/>
    </style:style>
    <style:style style:name="co16" style:family="table-column">
      <style:table-column-properties fo:break-before="auto" style:column-width="996.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t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omboPower</text:p>
          </table:table-cell>
          <table:table-cell office:value-type="string" calcext:value-type="string">
            <text:p>ComboEnerg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pecialTrai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Super Saiyan God Son Goku / SSGSS Son Goku, The Soul Striker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1-01,SD1-01_b</text:p>
          </table:table-cell>
          <table:table-cell office:value-type="string" calcext:value-type="string">
            <text:p>SD1-01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God Rush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2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SS3 Son Goku, Maximum Energy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3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Rapid Spirit Ball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4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Vegeta, Prince of Speed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5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Champa / God of Destruction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TO ONCE PER TURN When your Battle Card attacks a Leader Card, if the attacking card 15000 or more power, draw 1 card. AWAKEN When your life is at 4 or less: You may draw 2 cards and flip this card over.</text:p>
          </table:table-cell>
        </table:table-row>
        <table:table-row table:style-name="ro1">
          <table:table-cell office:value-type="string" calcext:value-type="string">
            <text:p>Vados / Aide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Hit / Assassin Hi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Destructive Terror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Furthering Destruction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3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cheming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ipulating God Champ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witching God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alm-Hearted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0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Divine Aide Vado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do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ightning-Fast Hi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Lightning-Fast Hit (SPR)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1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Raging Cabb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ba</text:p>
          </table:table-cell>
          <table:table-cell office:value-type="string" calcext:value-type="string">
            <text:p>Alien/Saiy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aiyan Cabb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ba</text:p>
          </table:table-cell>
          <table:table-cell office:value-type="string" calcext:value-type="string">
            <text:p>Alien/Saiy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error Assault Fro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lien/Frieza Cl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Unceasing Evolution Fro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lien/Frieza Cl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volution Premonition Fro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Alien/Frieza Cl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fident Botam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m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Botamo of Universe 6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1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m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ron Wall Maget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tt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Magetta of Universe 6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tt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Universe 6 Supreme Ka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e 6 Supreme Kai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ai Attendant of Universe 6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R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reme Kai’s Attendan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ssasination Plo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4(2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ados’s Assistan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ickle Destruc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abba’s Awakening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(0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egeta / Super Saiyan Blue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Beerus / Beerus, God of Destruc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2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Beeru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on Goku / Super Saiyan Blue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od Break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God Break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1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Overflowing Spirit SSGSS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Kind Saiyan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ighty Striker Son Goh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4(1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han: Adolescenc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n Gote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ten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d Charge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ssailant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ru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3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nks: Youth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ulma, God Tempt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lma</text:p>
          </table:table-cell>
          <table:table-cell office:value-type="string" calcext:value-type="string">
            <text:p>Earthling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erus, General of Demoli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u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Energy Boost Beeru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u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Whis, Judge of the God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12(6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Whis, The Resting Attendan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Boost Attack Piccol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Namekian/God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aunting Piccol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Namekian/God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nergy Boosted Majin Bu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in Buu</text:p>
          </table:table-cell>
          <table:table-cell office:value-type="string" calcext:value-type="string">
            <text:p>Maji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Ultimate Judgment Jac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</text:p>
          </table:table-cell>
          <table:table-cell office:value-type="string" calcext:value-type="string">
            <text:p>Galactic Patrol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ysterious Presence Monak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4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ka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Champ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uardian North Ka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th Kai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sult of Training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5(2)</text:p>
          </table:table-cell>
          <table:table-cell table:number-columns-repeated="5"/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Objec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2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enzu Be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ncouraging Presence Monak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Whis’s Coerc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n Goku / Super Saiyan God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Broly / Broly, The Legendary Super Saiy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on Gohan / Full Power Son Goh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Son Gohan: Adolescenc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Awakening Rage 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5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Son Gok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riend-Summoning Son Goh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han: Youth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on Gohan, Family of Justi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han: Adolescenc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n Goten, Family of Justi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ten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aging Attacker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Furious Yell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Tenacious Veget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mplacable Tru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nks: Futur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lasher Tru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nks: Future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runks, Protector of Childre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6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nks: Youth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uper Saiyan Gote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tenks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nergy Power Gotenk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enks</text:p>
          </table:table-cell>
          <table:table-cell office:value-type="string" calcext:value-type="string">
            <text:p>Saiyan/Earthling</text:p>
          </table:table-cell>
          <table:table-cell office:value-type="string" calcext:value-type="string">
            <text:p>Battle of Gods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uman Shield Krilli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llin</text:p>
          </table:table-cell>
          <table:table-cell office:value-type="string" calcext:value-type="string">
            <text:p>Earthling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roly, The Rampaging Ho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6(4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Broly, The Rampaging Ho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3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6(4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Rampaging Lifeform Bio-Brol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/Bio Warrior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Rampaging Super Saiyan Brol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roly, Dawn of the Rampag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ly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agus, Controller of Monsters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gus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Overflowing Bio Warrior Arm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Gree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io Warrior</text:p>
          </table:table-cell>
          <table:table-cell office:value-type="string" calcext:value-type="string">
            <text:p>Broly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ing Vegeta’s Surprise Attack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7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Full Power Energy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roly’s Ring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amily Kamehameh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rieza / Ultimate Form Golden 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Frieza / Frieza, The Galactic Empe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inyu / Ginyu, The Malicious Transformatio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10000/15000</text:p>
          </table:table-cell>
          <table:table-cell table:number-columns-repeated="3"/>
          <table:table-cell office:value-type="string" calcext:value-type="string">
            <text:p>Ginyu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Golden Frieza, Resurrected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Golden Frieza, Resurrected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6_SPR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7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PR</text:p>
          </table:table-cell>
          <table:table-cell/>
        </table:table-row>
        <table:table-row table:style-name="ro1">
          <table:table-cell office:value-type="string" calcext:value-type="string">
            <text:p>Full-Power 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Frieza, Hellish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venging Frieza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8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echa-Frieza, The Returning Ter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za</text:p>
          </table:table-cell>
          <table:table-cell office:value-type="string" calcext:value-type="string">
            <text:p>Frieza Clan/Frieza’s Army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King Cold, Father of the Emper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Cold</text:p>
          </table:table-cell>
          <table:table-cell office:value-type="string" calcext:value-type="string">
            <text:p>Frieza Clan</text:p>
          </table:table-cell>
          <table:table-cell office:value-type="string" calcext:value-type="string">
            <text:p>Android Cell Saga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orbet, The Loyal Command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rbet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Tagoma, The Loyal Warri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oma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Shisami, The Loyal Warrio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sami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Elite Force Captain Ginyu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yu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Ginyu Force Recoom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ome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inyu Force Burt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ter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inyu Force Jeic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ice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inyu Force Guldo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09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do</text:p>
          </table:table-cell>
          <table:table-cell office:value-type="string" calcext:value-type="string">
            <text:p>Ginyu Force/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odoria, The Emperor’s Attendan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doria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Zarbon, The Emperor’s Attendan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1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rbon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ppule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2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ule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3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ana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4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5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Yellow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(2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Frieza’s Army</text:p>
          </table:table-cell>
          <table:table-cell office:value-type="string" calcext:value-type="string">
            <text:p>Frieza Sag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ecoome Eraser Gun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6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4(2)</text:p>
          </table:table-cell>
          <table:table-cell table:number-columns-repeated="5"/>
          <table:table-cell office:value-type="string" calcext:value-type="string">
            <text:p>UC</text:p>
          </table:table-cell>
          <table:table-cell/>
        </table:table-row>
        <table:table-row table:style-name="ro1">
          <table:table-cell office:value-type="string" calcext:value-type="string">
            <text:p>Cold Bloodlust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7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ad Ring Laser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8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rieza’s Call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09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rusher Ball</text:p>
          </table:table-cell>
          <table:table-cell office:value-type="string" calcext:value-type="string">
            <text:p>BT1</text:p>
          </table:table-cell>
          <table:table-cell table:number-columns-repeated="2" office:value-type="string" calcext:value-type="string">
            <text:p>BT1-110</text:p>
          </table:table-cell>
          <table:table-cell office:value-type="string" calcext:value-type="string">
            <text:p>Series 1 Boost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1(1)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5:00:46.9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30:26.800000000</meta:creation-date>
    <dc:date>2018-05-02T15:09:03.003000000</dc:date>
    <meta:editing-duration>PT34M31S</meta:editing-duration>
    <meta:editing-cycles>13</meta:editing-cycles>
    <meta:generator>LibreOffice/5.2.6.2$Windows_X86_64 LibreOffice_project/a3100ed2409ebf1c212f5048fbe377c281438fdc</meta:generator>
    <meta:document-statistic meta:table-count="1" meta:cell-count="1655" meta:object-count="0"/>
  </office:meta>
</office:document-meta>
</file>